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2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pt"/>
      <style:text-properties fo:font-size="5pt" fo:font-weight="bold" style:font-size-asian="5pt" style:font-weight-asian="bold" style:font-size-complex="5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5pt" style:font-size-asian="5pt" style:font-size-complex="5pt"/>
    </style:style>
    <style:style style:name="ce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pt"/>
      <style:text-properties fo:font-size="5pt" style:font-size-asian="5pt" style:font-size-complex="5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5pt" fo:font-weight="bold" style:font-size-asian="5pt" style:font-weight-asian="bold" style:font-size-complex="5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ce181e" fo:font-size="5pt" style:font-size-asian="5pt" style:font-size-complex="5pt"/>
    </style:style>
    <style:style style:name="ce3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color="#ce181e" fo:font-size="5pt" style:font-size-asian="5pt" style:font-size-complex="5pt"/>
    </style:style>
    <style:style style:name="ce35" style:family="table-cell" style:parent-style-name="Default">
      <style:table-cell-properties fo:background-color="transparent"/>
      <style:text-properties fo:font-size="5pt" style:font-size-asian="5pt" style:font-size-complex="5pt"/>
    </style:style>
    <style:style style:name="ce3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color="#ce181e" fo:font-size="5pt" style:text-underline-style="none" style:font-size-asian="5pt" style:font-size-complex="5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osthocResSTRAINS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7" office:value-type="string" calcext:value-type="string">
            <text:p>Mouse strains</text:p>
          </table:table-cell>
          <table:table-cell table:style-name="ce31" office:value-type="string" calcext:value-type="string" table:number-columns-spanned="3" table:number-rows-spanned="1">
            <text:p>SCHUNT (Mmd)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STRA (Mmd)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BUSNA (Mmm)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PWD (Mmm)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 table:style-name="ce13" office:value-type="string" calcext:value-type="string">
            <text:p>Mouse strains</text:p>
          </table:table-cell>
          <table:table-cell table:style-name="ce28" office:value-type="string" calcext:value-type="string">
            <text:p>Parasite isolates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31" table:number-columns-repeated="1010"/>
        </table:table-row>
        <table:table-row table:style-name="ro2">
          <table:table-cell table:style-name="ce22" office:value-type="string" calcext:value-type="string">
            <text:p>SCHUNT (Mmd)</text:p>
          </table:table-cell>
          <table:table-cell table:style-name="ce29" office:value-type="string" calcext:value-type="string">
            <text:p>Brandenburg139 (<text:span text:style-name="T1">E. ferris</text:span>i)</text:p>
          </table:table-cell>
          <table:table-cell table:style-name="ce32"/>
          <table:table-cell table:style-name="ce32" office:value-type="string" calcext:value-type="string">
            <text:p>est:-0.11,</text:p>
            <text:p>Std.Error:0.32</text:p>
          </table:table-cell>
          <table:table-cell table:style-name="ce32" office:value-type="string" calcext:value-type="string">
            <text:p>est:0.8,</text:p>
            <text:p>Std.Error:0.38</text:p>
          </table:table-cell>
          <table:table-cell table:style-name="ce32" office:value-type="string" calcext:value-type="string">
            <text:p>est:0.24,</text:p>
            <text:p>Std.Error:0.38</text:p>
          </table:table-cell>
          <table:table-cell table:style-name="ce32" office:value-type="string" calcext:value-type="string">
            <text:p>est:0.55,</text:p>
            <text:p>Std.Error:0.32</text:p>
          </table:table-cell>
          <table:table-cell table:style-name="ce34" office:value-type="string" calcext:value-type="string">
            <text:p>est:1.43,</text:p>
            <text:p>Std.Error:0.37</text:p>
          </table:table-cell>
          <table:table-cell table:style-name="ce32" office:value-type="string" calcext:value-type="string">
            <text:p>est:-0.01,</text:p>
            <text:p>Std.Error:0.38</text:p>
          </table:table-cell>
          <table:table-cell table:style-name="ce32" office:value-type="string" calcext:value-type="string">
            <text:p>est:0.77,</text:p>
            <text:p>Std.Error:0.32</text:p>
          </table:table-cell>
          <table:table-cell table:style-name="ce32" office:value-type="string" calcext:value-type="string">
            <text:p>est:1.01,</text:p>
            <text:p>Std.Error:0.54</text:p>
          </table:table-cell>
          <table:table-cell table:style-name="ce36" office:value-type="string" calcext:value-type="string">
            <text:p>est:0.57,</text:p>
            <text:p>Std.Error:0.38</text:p>
          </table:table-cell>
          <table:table-cell table:style-name="ce34" office:value-type="string" calcext:value-type="string">
            <text:p>est:1.2,</text:p>
            <text:p>Std.Error:0.32</text:p>
          </table:table-cell>
          <table:table-cell table:style-name="ce32" office:value-type="string" calcext:value-type="string">
            <text:p>est:-0.21,</text:p>
            <text:p>Std.Error:0.42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25" office:value-type="string" calcext:value-type="string">
            <text:p>Brandenburg64 (<text:span text:style-name="T1">E. ferrisi</text:span>)</text:p>
          </table:table-cell>
          <table:table-cell table:style-name="ce26" office:value-type="string" calcext:value-type="string">
            <text:p>z value:-0.34,</text:p>
            <text:p>Pr(&gt;|z|):1</text:p>
          </table:table-cell>
          <table:table-cell table:style-name="ce26"/>
          <table:table-cell table:style-name="ce26" office:value-type="string" calcext:value-type="string">
            <text:p>est:0.91,</text:p>
            <text:p>Std.Error:0.32</text:p>
          </table:table-cell>
          <table:table-cell table:style-name="ce26" office:value-type="string" calcext:value-type="string">
            <text:p>est:0.35,</text:p>
            <text:p>Std.Error:0.32</text:p>
          </table:table-cell>
          <table:table-cell table:style-name="ce26" office:value-type="string" calcext:value-type="string">
            <text:p>est:0.66,</text:p>
            <text:p>Std.Error:0.24</text:p>
          </table:table-cell>
          <table:table-cell table:style-name="ce33" office:value-type="string" calcext:value-type="string">
            <text:p>est:1.54,</text:p>
            <text:p>Std.Error:0.3</text:p>
          </table:table-cell>
          <table:table-cell table:style-name="ce26" office:value-type="string" calcext:value-type="string">
            <text:p>est:0.1,</text:p>
            <text:p>Std.Error:0.32</text:p>
          </table:table-cell>
          <table:table-cell table:style-name="ce33" office:value-type="string" calcext:value-type="string">
            <text:p>est:0.88,</text:p>
            <text:p>Std.Error:0.25</text:p>
          </table:table-cell>
          <table:table-cell table:style-name="ce26" office:value-type="string" calcext:value-type="string">
            <text:p>est:1.12,</text:p>
            <text:p>Std.Error:0.5</text:p>
          </table:table-cell>
          <table:table-cell table:style-name="ce26" office:value-type="string" calcext:value-type="string">
            <text:p>est:0.68,</text:p>
            <text:p>Std.Error:0.32</text:p>
          </table:table-cell>
          <table:table-cell table:style-name="ce33" office:value-type="string" calcext:value-type="string">
            <text:p>est:1.31,</text:p>
            <text:p>Std.Error:0.25</text:p>
          </table:table-cell>
          <table:table-cell table:style-name="ce26" office:value-type="string" calcext:value-type="string">
            <text:p>est:-0.1,</text:p>
            <text:p>Std.Error:0.37</text:p>
          </table:table-cell>
          <table:table-cell table:number-columns-repeated="1010"/>
        </table:table-row>
        <table:table-row table:style-name="ro2">
          <table:table-cell table:style-name="ce24"/>
          <table:table-cell table:style-name="ce22" office:value-type="string" calcext:value-type="string">
            <text:p>Brandenburg88 (<text:span text:style-name="T1">E. falciformis</text:span>)</text:p>
          </table:table-cell>
          <table:table-cell table:style-name="ce32" office:value-type="string" calcext:value-type="string">
            <text:p>z value:2.11,</text:p>
            <text:p>Pr(&gt;|z|):0.59</text:p>
          </table:table-cell>
          <table:table-cell table:style-name="ce32" office:value-type="string" calcext:value-type="string">
            <text:p>z value:2.84,</text:p>
            <text:p>Pr(&gt;|z|):0.15</text:p>
          </table:table-cell>
          <table:table-cell table:style-name="ce32"/>
          <table:table-cell table:style-name="ce32" office:value-type="string" calcext:value-type="string">
            <text:p>est:-0.56,</text:p>
            <text:p>Std.Error:0.38</text:p>
          </table:table-cell>
          <table:table-cell table:style-name="ce32" office:value-type="string" calcext:value-type="string">
            <text:p>est:-0.26,</text:p>
            <text:p>Std.Error:0.32</text:p>
          </table:table-cell>
          <table:table-cell table:style-name="ce32" office:value-type="string" calcext:value-type="string">
            <text:p>est:0.62,</text:p>
            <text:p>Std.Error:0.37</text:p>
          </table:table-cell>
          <table:table-cell table:style-name="ce32" office:value-type="string" calcext:value-type="string">
            <text:p>est:-0.81,</text:p>
            <text:p>Std.Error:0.38</text:p>
          </table:table-cell>
          <table:table-cell table:style-name="ce32" office:value-type="string" calcext:value-type="string">
            <text:p>est:-0.03,</text:p>
            <text:p>Std.Error:0.32</text:p>
          </table:table-cell>
          <table:table-cell table:style-name="ce32" office:value-type="string" calcext:value-type="string">
            <text:p>est:0.2,</text:p>
            <text:p>Std.Error:0.54</text:p>
          </table:table-cell>
          <table:table-cell table:style-name="ce32" office:value-type="string" calcext:value-type="string">
            <text:p>est:-0.24,</text:p>
            <text:p>Std.Error:0.38</text:p>
          </table:table-cell>
          <table:table-cell table:style-name="ce32" office:value-type="string" calcext:value-type="string">
            <text:p>est:0.4,</text:p>
            <text:p>Std.Error:0.32</text:p>
          </table:table-cell>
          <table:table-cell table:style-name="ce32" office:value-type="string" calcext:value-type="string">
            <text:p>est:-1.01,</text:p>
            <text:p>Std.Error:0.42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TRA (Mmd)</text:p>
          </table:table-cell>
          <table:table-cell table:style-name="ce30" office:value-type="string" calcext:value-type="string">
            <text:p>Brandenburg139 (<text:span text:style-name="T1">E. ferris</text:span>i)</text:p>
          </table:table-cell>
          <table:table-cell table:style-name="ce26" office:value-type="string" calcext:value-type="string">
            <text:p>z value:0.64,</text:p>
            <text:p>Pr(&gt;|z|):1</text:p>
          </table:table-cell>
          <table:table-cell table:style-name="ce26" office:value-type="string" calcext:value-type="string">
            <text:p>z value:1.1,</text:p>
            <text:p>Pr(&gt;|z|):0.99</text:p>
          </table:table-cell>
          <table:table-cell table:style-name="ce26" office:value-type="string" calcext:value-type="string">
            <text:p>z value:-1.47,</text:p>
            <text:p>Pr(&gt;|z|):0.94</text:p>
          </table:table-cell>
          <table:table-cell table:style-name="ce26"/>
          <table:table-cell table:style-name="ce26" office:value-type="string" calcext:value-type="string">
            <text:p>est:0.3,</text:p>
            <text:p>Std.Error:0.32</text:p>
          </table:table-cell>
          <table:table-cell table:style-name="ce33" office:value-type="string" calcext:value-type="string">
            <text:p>est:1.18,</text:p>
            <text:p>Std.Error:0.37</text:p>
          </table:table-cell>
          <table:table-cell table:style-name="ce26" office:value-type="string" calcext:value-type="string">
            <text:p>est:-0.26,</text:p>
            <text:p>Std.Error:0.38</text:p>
          </table:table-cell>
          <table:table-cell table:style-name="ce26" office:value-type="string" calcext:value-type="string">
            <text:p>est:0.53,</text:p>
            <text:p>Std.Error:0.32</text:p>
          </table:table-cell>
          <table:table-cell table:style-name="ce26" office:value-type="string" calcext:value-type="string">
            <text:p>est:0.76,</text:p>
            <text:p>Std.Error:0.54</text:p>
          </table:table-cell>
          <table:table-cell table:style-name="ce26" office:value-type="string" calcext:value-type="string">
            <text:p>est:0.32,</text:p>
            <text:p>Std.Error:0.38</text:p>
          </table:table-cell>
          <table:table-cell table:style-name="ce26" office:value-type="string" calcext:value-type="string">
            <text:p>est:0.96,</text:p>
            <text:p>Std.Error:0.32</text:p>
          </table:table-cell>
          <table:table-cell table:style-name="ce26" office:value-type="string" calcext:value-type="string">
            <text:p>est:-0.45,</text:p>
            <text:p>Std.Error:0.42</text:p>
          </table:table-cell>
          <table:table-cell table:number-columns-repeated="1010"/>
        </table:table-row>
        <table:table-row table:style-name="ro2">
          <table:table-cell table:style-name="ce24"/>
          <table:table-cell table:style-name="ce22" office:value-type="string" calcext:value-type="string">
            <text:p>Brandenburg64 (<text:span text:style-name="T1">E. ferrisi</text:span>)</text:p>
          </table:table-cell>
          <table:table-cell table:style-name="ce32" office:value-type="string" calcext:value-type="string">
            <text:p>z value:1.72,</text:p>
            <text:p>Pr(&gt;|z|):0.85</text:p>
          </table:table-cell>
          <table:table-cell table:style-name="ce32" office:value-type="string" calcext:value-type="string">
            <text:p>z value:2.68,</text:p>
            <text:p>Pr(&gt;|z|):0.22</text:p>
          </table:table-cell>
          <table:table-cell table:style-name="ce32" office:value-type="string" calcext:value-type="string">
            <text:p>z value:-0.81,</text:p>
            <text:p>Pr(&gt;|z|):1</text:p>
          </table:table-cell>
          <table:table-cell table:style-name="ce32" office:value-type="string" calcext:value-type="string">
            <text:p>z value:0.95,</text:p>
            <text:p>Pr(&gt;|z|):1</text:p>
          </table:table-cell>
          <table:table-cell table:style-name="ce32"/>
          <table:table-cell table:style-name="ce36" office:value-type="string" calcext:value-type="string">
            <text:p>est:0.88,</text:p>
            <text:p>Std.Error:0.3</text:p>
          </table:table-cell>
          <table:table-cell table:style-name="ce32" office:value-type="string" calcext:value-type="string">
            <text:p>est:-0.56,</text:p>
            <text:p>Std.Error:0.32</text:p>
          </table:table-cell>
          <table:table-cell table:style-name="ce32" office:value-type="string" calcext:value-type="string">
            <text:p>est:0.23,</text:p>
            <text:p>Std.Error:0.24</text:p>
          </table:table-cell>
          <table:table-cell table:style-name="ce32" office:value-type="string" calcext:value-type="string">
            <text:p>est:0.46,</text:p>
            <text:p>Std.Error:0.5</text:p>
          </table:table-cell>
          <table:table-cell table:style-name="ce32" office:value-type="string" calcext:value-type="string">
            <text:p>est:0.02,</text:p>
            <text:p>Std.Error:0.32</text:p>
          </table:table-cell>
          <table:table-cell table:style-name="ce32" office:value-type="string" calcext:value-type="string">
            <text:p>est:0.65,</text:p>
            <text:p>Std.Error:0.25</text:p>
          </table:table-cell>
          <table:table-cell table:style-name="ce32" office:value-type="string" calcext:value-type="string">
            <text:p>est:-0.75,</text:p>
            <text:p>Std.Error:0.37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25" office:value-type="string" calcext:value-type="string">
            <text:p>Brandenburg88 (<text:span text:style-name="T1">E. falciformis</text:span>)</text:p>
          </table:table-cell>
          <table:table-cell table:style-name="ce33" office:value-type="string" calcext:value-type="string">
            <text:p>z value:3.9,</text:p>
            <text:p>Pr(&gt;|z|):&lt; 0.01</text:p>
          </table:table-cell>
          <table:table-cell table:style-name="ce33" office:value-type="string" calcext:value-type="string">
            <text:p>z value:5.04,</text:p>
            <text:p>Pr(&gt;|z|):&lt; 0.001</text:p>
          </table:table-cell>
          <table:table-cell table:style-name="ce26" office:value-type="string" calcext:value-type="string">
            <text:p>z value:1.7,</text:p>
            <text:p>Pr(&gt;|z|):0.86</text:p>
          </table:table-cell>
          <table:table-cell table:style-name="ce33" office:value-type="string" calcext:value-type="string">
            <text:p>z value:3.23,</text:p>
            <text:p>Pr(&gt;|z|):0.05</text:p>
          </table:table-cell>
          <table:table-cell table:style-name="ce26" office:value-type="string" calcext:value-type="string">
            <text:p>z value:2.92,</text:p>
            <text:p>Pr(&gt;|z|):0.12</text:p>
          </table:table-cell>
          <table:table-cell table:style-name="ce26"/>
          <table:table-cell table:style-name="ce33" office:value-type="string" calcext:value-type="string">
            <text:p>est:-1.44,</text:p>
            <text:p>Std.Error:0.37</text:p>
          </table:table-cell>
          <table:table-cell table:style-name="ce26" office:value-type="string" calcext:value-type="string">
            <text:p>est:-0.65,</text:p>
            <text:p>Std.Error:0.3</text:p>
          </table:table-cell>
          <table:table-cell table:style-name="ce26" office:value-type="string" calcext:value-type="string">
            <text:p>est:-0.42,</text:p>
            <text:p>Std.Error:0.53</text:p>
          </table:table-cell>
          <table:table-cell table:style-name="ce26" office:value-type="string" calcext:value-type="string">
            <text:p>est:-0.86,</text:p>
            <text:p>Std.Error:0.37</text:p>
          </table:table-cell>
          <table:table-cell table:style-name="ce26" office:value-type="string" calcext:value-type="string">
            <text:p>est:-0.23,</text:p>
            <text:p>Std.Error:0.31</text:p>
          </table:table-cell>
          <table:table-cell table:style-name="ce33" office:value-type="string" calcext:value-type="string">
            <text:p>est:-1.63,</text:p>
            <text:p>Std.Error:0.41</text:p>
          </table:table-cell>
          <table:table-cell table:number-columns-repeated="1010"/>
        </table:table-row>
        <table:table-row table:style-name="ro2">
          <table:table-cell table:style-name="ce22" office:value-type="string" calcext:value-type="string">
            <text:p>BUSNA (Mmm)</text:p>
          </table:table-cell>
          <table:table-cell table:style-name="ce29" office:value-type="string" calcext:value-type="string">
            <text:p>Brandenburg139 (<text:span text:style-name="T1">E. ferris</text:span>i)</text:p>
          </table:table-cell>
          <table:table-cell table:style-name="ce32" office:value-type="string" calcext:value-type="string">
            <text:p>z value:-0.03,</text:p>
            <text:p>Pr(&gt;|z|):1</text:p>
          </table:table-cell>
          <table:table-cell table:style-name="ce32" office:value-type="string" calcext:value-type="string">
            <text:p>z value:0.3,</text:p>
            <text:p>Pr(&gt;|z|):1</text:p>
          </table:table-cell>
          <table:table-cell table:style-name="ce32" office:value-type="string" calcext:value-type="string">
            <text:p>z value:-2.15,</text:p>
            <text:p>Pr(&gt;|z|):0.57</text:p>
          </table:table-cell>
          <table:table-cell table:style-name="ce32" office:value-type="string" calcext:value-type="string">
            <text:p>z value:-0.67,</text:p>
            <text:p>Pr(&gt;|z|):1</text:p>
          </table:table-cell>
          <table:table-cell table:style-name="ce32" office:value-type="string" calcext:value-type="string">
            <text:p>z value:-1.76,</text:p>
            <text:p>Pr(&gt;|z|):0.83</text:p>
          </table:table-cell>
          <table:table-cell table:style-name="ce37" office:value-type="string" calcext:value-type="string">
            <text:p>z value:-3.93,</text:p>
            <text:p>Pr(&gt;|z|):&lt; 0.01</text:p>
          </table:table-cell>
          <table:table-cell table:style-name="ce32"/>
          <table:table-cell table:style-name="ce32" office:value-type="string" calcext:value-type="string">
            <text:p>est:0.78,</text:p>
            <text:p>Std.Error:0.32</text:p>
          </table:table-cell>
          <table:table-cell table:style-name="ce32" office:value-type="string" calcext:value-type="string">
            <text:p>est:1.02,</text:p>
            <text:p>Std.Error:0.54</text:p>
          </table:table-cell>
          <table:table-cell table:style-name="ce32" office:value-type="string" calcext:value-type="string">
            <text:p>est:0.58,</text:p>
            <text:p>Std.Error:0.38</text:p>
          </table:table-cell>
          <table:table-cell table:style-name="ce34" office:value-type="string" calcext:value-type="string">
            <text:p>est:1.21,</text:p>
            <text:p>Std.Error:0.32</text:p>
          </table:table-cell>
          <table:table-cell table:style-name="ce32" office:value-type="string" calcext:value-type="string">
            <text:p>est:-0.19,</text:p>
            <text:p>Std.Error:0.42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25" office:value-type="string" calcext:value-type="string">
            <text:p>Brandenburg64 (<text:span text:style-name="T1">E. ferrisi</text:span>)</text:p>
          </table:table-cell>
          <table:table-cell table:style-name="ce26" office:value-type="string" calcext:value-type="string">
            <text:p>z value:2.41,</text:p>
            <text:p>Pr(&gt;|z|):0.38</text:p>
          </table:table-cell>
          <table:table-cell table:style-name="ce33" office:value-type="string" calcext:value-type="string">
            <text:p>z value:3.55,</text:p>
            <text:p>Pr(&gt;|z|):0.02</text:p>
          </table:table-cell>
          <table:table-cell table:style-name="ce26" office:value-type="string" calcext:value-type="string">
            <text:p>z value:-0.09,</text:p>
            <text:p>Pr(&gt;|z|):1</text:p>
          </table:table-cell>
          <table:table-cell table:style-name="ce26" office:value-type="string" calcext:value-type="string">
            <text:p>z value:1.65,</text:p>
            <text:p>Pr(&gt;|z|):0.88</text:p>
          </table:table-cell>
          <table:table-cell table:style-name="ce26" office:value-type="string" calcext:value-type="string">
            <text:p>z value:0.93,</text:p>
            <text:p>Pr(&gt;|z|):1</text:p>
          </table:table-cell>
          <table:table-cell table:style-name="ce26" office:value-type="string" calcext:value-type="string">
            <text:p>z value:-2.14,</text:p>
            <text:p>Pr(&gt;|z|):0.57</text:p>
          </table:table-cell>
          <table:table-cell table:style-name="ce26" office:value-type="string" calcext:value-type="string">
            <text:p>z value:2.45,</text:p>
            <text:p>Pr(&gt;|z|):0.36</text:p>
          </table:table-cell>
          <table:table-cell table:style-name="ce26"/>
          <table:table-cell table:style-name="ce26" office:value-type="string" calcext:value-type="string">
            <text:p>est:0.23,</text:p>
            <text:p>Std.Error:0.5</text:p>
          </table:table-cell>
          <table:table-cell table:style-name="ce26" office:value-type="string" calcext:value-type="string">
            <text:p>est:-0.21,</text:p>
            <text:p>Std.Error:0.32</text:p>
          </table:table-cell>
          <table:table-cell table:style-name="ce26" office:value-type="string" calcext:value-type="string">
            <text:p>est:0.43,</text:p>
            <text:p>Std.Error:0.25</text:p>
          </table:table-cell>
          <table:table-cell table:style-name="ce26" office:value-type="string" calcext:value-type="string">
            <text:p>est:-0.98,</text:p>
            <text:p>Std.Error:0.37</text:p>
          </table:table-cell>
          <table:table-cell table:number-columns-repeated="1010"/>
        </table:table-row>
        <table:table-row table:style-name="ro2">
          <table:table-cell table:style-name="ce24"/>
          <table:table-cell table:style-name="ce22" office:value-type="string" calcext:value-type="string">
            <text:p>Brandenburg88 (<text:span text:style-name="T1">E. falciformis</text:span>)</text:p>
          </table:table-cell>
          <table:table-cell table:style-name="ce32" office:value-type="string" calcext:value-type="string">
            <text:p>z value:1.87,</text:p>
            <text:p>Pr(&gt;|z|):0.76</text:p>
          </table:table-cell>
          <table:table-cell table:style-name="ce32" office:value-type="string" calcext:value-type="string">
            <text:p>z value:2.24,</text:p>
            <text:p>Pr(&gt;|z|):0.5</text:p>
          </table:table-cell>
          <table:table-cell table:style-name="ce32" office:value-type="string" calcext:value-type="string">
            <text:p>z value:0.38,</text:p>
            <text:p>Pr(&gt;|z|):1</text:p>
          </table:table-cell>
          <table:table-cell table:style-name="ce32" office:value-type="string" calcext:value-type="string">
            <text:p>z value:1.42,</text:p>
            <text:p>Pr(&gt;|z|):0.96</text:p>
          </table:table-cell>
          <table:table-cell table:style-name="ce32" office:value-type="string" calcext:value-type="string">
            <text:p>z value:0.93,</text:p>
            <text:p>Pr(&gt;|z|):1</text:p>
          </table:table-cell>
          <table:table-cell table:style-name="ce32" office:value-type="string" calcext:value-type="string">
            <text:p>z value:-0.8,</text:p>
            <text:p>Pr(&gt;|z|):1</text:p>
          </table:table-cell>
          <table:table-cell table:style-name="ce32" office:value-type="string" calcext:value-type="string">
            <text:p>z value:1.9,</text:p>
            <text:p>Pr(&gt;|z|):0.75</text:p>
          </table:table-cell>
          <table:table-cell table:style-name="ce32" office:value-type="string" calcext:value-type="string">
            <text:p>z value:0.47,</text:p>
            <text:p>Pr(&gt;|z|):1</text:p>
          </table:table-cell>
          <table:table-cell table:style-name="ce32"/>
          <table:table-cell table:style-name="ce32" office:value-type="string" calcext:value-type="string">
            <text:p>est:-0.44,</text:p>
            <text:p>Std.Error:0.54</text:p>
          </table:table-cell>
          <table:table-cell table:style-name="ce32" office:value-type="string" calcext:value-type="string">
            <text:p>est:0.19,</text:p>
            <text:p>Std.Error:0.5</text:p>
          </table:table-cell>
          <table:table-cell table:style-name="ce32" office:value-type="string" calcext:value-type="string">
            <text:p>est:-1.21,</text:p>
            <text:p>Std.Error:0.57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PWD (Mmm)</text:p>
          </table:table-cell>
          <table:table-cell table:style-name="ce30" office:value-type="string" calcext:value-type="string">
            <text:p>Brandenburg139 (<text:span text:style-name="T1">E. ferris</text:span>i)</text:p>
          </table:table-cell>
          <table:table-cell table:style-name="ce26" office:value-type="string" calcext:value-type="string">
            <text:p>z value:1.49,</text:p>
            <text:p>Pr(&gt;|z|):0.94</text:p>
          </table:table-cell>
          <table:table-cell table:style-name="ce26" office:value-type="string" calcext:value-type="string">
            <text:p>z value:2.1,</text:p>
            <text:p>Pr(&gt;|z|):0.6</text:p>
          </table:table-cell>
          <table:table-cell table:style-name="ce26" office:value-type="string" calcext:value-type="string">
            <text:p>z value:-0.62,</text:p>
            <text:p>Pr(&gt;|z|):1</text:p>
          </table:table-cell>
          <table:table-cell table:style-name="ce26" office:value-type="string" calcext:value-type="string">
            <text:p>z value:0.85,</text:p>
            <text:p>Pr(&gt;|z|):1</text:p>
          </table:table-cell>
          <table:table-cell table:style-name="ce26" office:value-type="string" calcext:value-type="string">
            <text:p>z value:0.06,</text:p>
            <text:p>Pr(&gt;|z|):1</text:p>
          </table:table-cell>
          <table:table-cell table:style-name="ce26" office:value-type="string" calcext:value-type="string">
            <text:p>z value:-2.35,</text:p>
            <text:p>Pr(&gt;|z|):0.42</text:p>
          </table:table-cell>
          <table:table-cell table:style-name="ce26" office:value-type="string" calcext:value-type="string">
            <text:p>z value:1.52,</text:p>
            <text:p>Pr(&gt;|z|):0.93</text:p>
          </table:table-cell>
          <table:table-cell table:style-name="ce26" office:value-type="string" calcext:value-type="string">
            <text:p>z value:-0.65,</text:p>
            <text:p>Pr(&gt;|z|):1</text:p>
          </table:table-cell>
          <table:table-cell table:style-name="ce26" office:value-type="string" calcext:value-type="string">
            <text:p>z value:-0.82,</text:p>
            <text:p>Pr(&gt;|z|):1</text:p>
          </table:table-cell>
          <table:table-cell table:style-name="ce26"/>
          <table:table-cell table:style-name="ce26" office:value-type="string" calcext:value-type="string">
            <text:p>est:0.63,</text:p>
            <text:p>Std.Error:0.32</text:p>
          </table:table-cell>
          <table:table-cell table:style-name="ce26" office:value-type="string" calcext:value-type="string">
            <text:p>est:-0.77,</text:p>
            <text:p>Std.Error:0.42</text:p>
          </table:table-cell>
          <table:table-cell table:number-columns-repeated="1010"/>
        </table:table-row>
        <table:table-row table:style-name="ro2">
          <table:table-cell table:style-name="ce24"/>
          <table:table-cell table:style-name="ce22" office:value-type="string" calcext:value-type="string">
            <text:p>Brandenburg64 (<text:span text:style-name="T1">E. ferrisi</text:span>)</text:p>
          </table:table-cell>
          <table:table-cell table:style-name="ce34" office:value-type="string" calcext:value-type="string">
            <text:p>z value:3.69,</text:p>
            <text:p>Pr(&gt;|z|):0.01</text:p>
          </table:table-cell>
          <table:table-cell table:style-name="ce34" office:value-type="string" calcext:value-type="string">
            <text:p>z value:5.17,</text:p>
            <text:p>Pr(&gt;|z|):&lt; 0.001</text:p>
          </table:table-cell>
          <table:table-cell table:style-name="ce32" office:value-type="string" calcext:value-type="string">
            <text:p>z value:1.22,</text:p>
            <text:p>Pr(&gt;|z|):0.99</text:p>
          </table:table-cell>
          <table:table-cell table:style-name="ce32" office:value-type="string" calcext:value-type="string">
            <text:p>z value:2.94,</text:p>
            <text:p>Pr(&gt;|z|):0.12</text:p>
          </table:table-cell>
          <table:table-cell table:style-name="ce32" office:value-type="string" calcext:value-type="string">
            <text:p>z value:2.62,</text:p>
            <text:p>Pr(&gt;|z|):0.25</text:p>
          </table:table-cell>
          <table:table-cell table:style-name="ce32" office:value-type="string" calcext:value-type="string">
            <text:p>z value:-0.73,</text:p>
            <text:p>Pr(&gt;|z|):1</text:p>
          </table:table-cell>
          <table:table-cell table:style-name="ce34" office:value-type="string" calcext:value-type="string">
            <text:p>z value:3.73,</text:p>
            <text:p>Pr(&gt;|z|):&lt; 0.01</text:p>
          </table:table-cell>
          <table:table-cell table:style-name="ce32" office:value-type="string" calcext:value-type="string">
            <text:p>z value:1.68,</text:p>
            <text:p>Pr(&gt;|z|):0.87</text:p>
          </table:table-cell>
          <table:table-cell table:style-name="ce32" office:value-type="string" calcext:value-type="string">
            <text:p>z value:0.39,</text:p>
            <text:p>Pr(&gt;|z|):1</text:p>
          </table:table-cell>
          <table:table-cell table:style-name="ce32" office:value-type="string" calcext:value-type="string">
            <text:p>z value:1.95,</text:p>
            <text:p>Pr(&gt;|z|):0.71</text:p>
          </table:table-cell>
          <table:table-cell table:style-name="ce32"/>
          <table:table-cell table:style-name="ce34" office:value-type="string" calcext:value-type="string">
            <text:p>est:-1.41,</text:p>
            <text:p>Std.Error:0.38</text:p>
          </table:table-cell>
          <table:table-cell table:number-columns-repeated="1010"/>
        </table:table-row>
        <table:table-row table:style-name="ro2">
          <table:table-cell table:style-name="ce26"/>
          <table:table-cell table:style-name="ce25" office:value-type="string" calcext:value-type="string">
            <text:p>Brandenburg88 (<text:span text:style-name="T1">E. falciformis</text:span>)</text:p>
          </table:table-cell>
          <table:table-cell table:style-name="ce26" office:value-type="string" calcext:value-type="string">
            <text:p>z value:-0.48,</text:p>
            <text:p>Pr(&gt;|z|):1</text:p>
          </table:table-cell>
          <table:table-cell table:style-name="ce26" office:value-type="string" calcext:value-type="string">
            <text:p>z value:-0.26,</text:p>
            <text:p>Pr(&gt;|z|):1</text:p>
          </table:table-cell>
          <table:table-cell table:style-name="ce26" office:value-type="string" calcext:value-type="string">
            <text:p>z value:-2.38,</text:p>
            <text:p>Pr(&gt;|z|):0.4</text:p>
          </table:table-cell>
          <table:table-cell table:style-name="ce26" office:value-type="string" calcext:value-type="string">
            <text:p>z value:-1.06,</text:p>
            <text:p>Pr(&gt;|z|):1</text:p>
          </table:table-cell>
          <table:table-cell table:style-name="ce26" office:value-type="string" calcext:value-type="string">
            <text:p>z value:-2.03,</text:p>
            <text:p>Pr(&gt;|z|):0.65</text:p>
          </table:table-cell>
          <table:table-cell table:style-name="ce33" office:value-type="string" calcext:value-type="string">
            <text:p>z value:-3.96,</text:p>
            <text:p>Pr(&gt;|z|):&lt; 0.01</text:p>
          </table:table-cell>
          <table:table-cell table:style-name="ce26" office:value-type="string" calcext:value-type="string">
            <text:p>z value:-0.46,</text:p>
            <text:p>Pr(&gt;|z|):1</text:p>
          </table:table-cell>
          <table:table-cell table:style-name="ce26" office:value-type="string" calcext:value-type="string">
            <text:p>z value:-2.63,</text:p>
            <text:p>Pr(&gt;|z|):0.25</text:p>
          </table:table-cell>
          <table:table-cell table:style-name="ce26" office:value-type="string" calcext:value-type="string">
            <text:p>z value:-2.13,</text:p>
            <text:p>Pr(&gt;|z|):0.58</text:p>
          </table:table-cell>
          <table:table-cell table:style-name="ce26" office:value-type="string" calcext:value-type="string">
            <text:p>z value:-1.82,</text:p>
            <text:p>Pr(&gt;|z|):0.8</text:p>
          </table:table-cell>
          <table:table-cell table:style-name="ce33" office:value-type="string" calcext:value-type="string">
            <text:p>z value:-3.74,</text:p>
            <text:p>Pr(&gt;|z|):&lt; 0.01</text:p>
          </table:table-cell>
          <table:table-cell table:style-name="ce2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5" table:number-columns-repeated="2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35" table:number-columns-repeated="2"/>
          <table:table-cell table:number-columns-repeated="5"/>
          <table:table-cell table:style-name="ce3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5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35" table:number-columns-repeated="2"/>
          <table:table-cell table:number-columns-repeated="4"/>
          <table:table-cell table:style-name="ce35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5" table:number-columns-repeated="2"/>
          <table:table-cell table:number-columns-repeated="6"/>
          <table:table-cell table:style-name="ce35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4:33:01.811265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4:35:38.900138652</dc:date>
    <meta:editing-duration>PT9M24S</meta:editing-duration>
    <meta:editing-cycles>4</meta:editing-cycles>
    <meta:generator>LibreOffice/6.1.5.2$Linux_X86_64 LibreOffice_project/10$Build-2</meta:generator>
    <meta:document-statistic meta:table-count="1" meta:cell-count="167" meta:object-count="0"/>
  </office:meta>
</office:document-meta>
</file>